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rsid="0009e849" officeooo:paragraph-rsid="0009e849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b3678" officeooo:paragraph-rsid="000b3678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officeooo:rsid="000b3678" officeooo:paragraph-rsid="000b3678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officeooo:rsid="000b3678" officeooo:paragraph-rsid="000ceb4a"/>
    </style:style>
    <style:style style:name="P5" style:family="paragraph" style:parent-style-name="Standard" style:list-style-name="L1">
      <style:paragraph-properties fo:text-align="end" style:justify-single-word="false" style:writing-mode="rl-tb"/>
      <style:text-properties officeooo:rsid="000ceb4a" officeooo:paragraph-rsid="000ceb4a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eb4a" officeooo:paragraph-rsid="000ceb4a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officeooo:rsid="000ceb4a" officeooo:paragraph-rsid="000ceb4a"/>
    </style:style>
    <style:style style:name="P8" style:family="paragraph" style:parent-style-name="Standard" style:list-style-name="L2">
      <style:paragraph-properties fo:text-align="end" style:justify-single-word="false" style:writing-mode="rl-tb"/>
      <style:text-properties officeooo:rsid="000e4c5f" officeooo:paragraph-rsid="000e4c5f"/>
    </style:style>
    <style:style style:name="P9" style:family="paragraph" style:parent-style-name="Standard" style:list-style-name="L2">
      <style:paragraph-properties fo:text-align="end" style:justify-single-word="false" style:writing-mode="rl-tb"/>
      <style:text-properties officeooo:rsid="000fedfd" officeooo:paragraph-rsid="000fedfd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0fedfd" officeooo:paragraph-rsid="000fedf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01062f1" officeooo:paragraph-rsid="001062f1"/>
    </style:style>
    <style:style style:name="P12" style:family="paragraph" style:parent-style-name="Standard">
      <style:paragraph-properties fo:text-align="end" style:justify-single-word="false" fo:break-before="page" style:writing-mode="rl-tb"/>
      <style:text-properties officeooo:rsid="000b3678" officeooo:paragraph-rsid="000b3678"/>
    </style:style>
    <style:style style:name="P13" style:family="paragraph" style:parent-style-name="Standard">
      <style:paragraph-properties fo:text-align="end" style:justify-single-word="false" fo:break-before="page" style:writing-mode="rl-tb"/>
      <style:text-properties officeooo:rsid="001062f1" officeooo:paragraph-rsid="001062f1"/>
    </style:style>
    <style:style style:name="P14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officeooo:rsid="001062f1" officeooo:paragraph-rsid="001062f1"/>
    </style:style>
    <style:style style:name="P15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officeooo:rsid="0011995c" officeooo:paragraph-rsid="0011995c"/>
    </style:style>
    <style:style style:name="P16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officeooo:rsid="001328cc" officeooo:paragraph-rsid="001328cc"/>
    </style:style>
    <style:style style:name="P17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officeooo:rsid="001062f1" officeooo:paragraph-rsid="001062f1"/>
    </style:style>
    <style:style style:name="P18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officeooo:rsid="0011995c" officeooo:paragraph-rsid="0011995c"/>
    </style:style>
    <style:style style:name="P19" style:family="paragraph" style:parent-style-name="Standard">
      <style:paragraph-properties fo:margin-left="0.9846in" fo:margin-right="0in" fo:text-align="end" style:justify-single-word="false" fo:text-indent="0in" style:auto-text-indent="false" style:writing-mode="rl-tb"/>
      <style:text-properties officeooo:rsid="001328cc" officeooo:paragraph-rsid="001328cc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1062f1" officeooo:paragraph-rsid="001062f1"/>
    </style:style>
    <style:style style:name="P2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011995c" officeooo:paragraph-rsid="0011995c"/>
    </style:style>
    <style:style style:name="T1" style:family="text">
      <style:text-properties officeooo:rsid="0011995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خدا</text:p>
      <text:p text:style-name="P1"/>
      <text:p text:style-name="P2"><text:s/>پروزه برنامه نویسی پیشرفته</text:p>
      <text:p text:style-name="P2">استاد بابک فرهادی</text:p>
      <text:p text:style-name="P2"/>
      <text:p text:style-name="P2">محسن دستجردی زاده</text:p>
      <text:p text:style-name="P2"/>
      <text:p text:style-name="P12">تعریف پروژه:</text:p>
      <text:p text:style-name="P2">برنامه‌ای بنویسید که کاربری سایت دانشگاه را مشابه سازی کند.</text:p>
      <text:p text:style-name="P2"/>
      <text:p text:style-name="P2">تقسیم مسئله:</text:p>
      <text:p text:style-name="P2">بازسازی کاربری تمام سایت دانشگاه بسیار پیچیده و وقت گیر و بدون ابزار های مناسب حتی غیر ممکن است. پس پروژه را به چند قسمت کوچک کاربری سایت تقسیم و کار را شروع کردم.</text:p>
      <text:p text:style-name="P2"/>
      <text:p text:style-name="P2">کاربری‌ها (منو ها):</text:p>
      <text:list xml:id="list8852956619173779112" text:style-name="L1">
        <text:list-item>
          <text:p text:style-name="P3">حذف و اضافه دروس توسط دانشجو (کاربر)</text:p>
          <text:list>
            <text:list-item>
              <text:p text:style-name="P3">لیست کردن دروس ارائه شده این ترم</text:p>
            </text:list-item>
            <text:list-item>
              <text:p text:style-name="P3">چاپ کارنامه/دروس اضافه شده</text:p>
            </text:list-item>
            <text:list-item>
              <text:p text:style-name="P5">اضافه کردن درس</text:p>
            </text:list-item>
            <text:list-item>
              <text:p text:style-name="P5">حذف درس</text:p>
            </text:list-item>
          </text:list>
        </text:list-item>
        <text:list-item>
          <text:p text:style-name="P5">چاپ کارنامه</text:p>
        </text:list-item>
        <text:list-item>
          <text:p text:style-name="P4">تراز مالی</text:p>
          <text:list>
            <text:list-item>
              <text:p text:style-name="P5">چاپ تراز مالی فعلی</text:p>
            </text:list-item>
            <text:list-item>
              <text:p text:style-name="P4">کسر هزینه درس پس از اضافه کردن درس</text:p>
            </text:list-item>
            <text:list-item>
              <text:p text:style-name="P4">برگرداندن هزینه درس پس از حذف درس</text:p>
            </text:list-item>
            <text:list-item>
              <text:p text:style-name="P4">پرداخت پول برای پرداخت هزینه ها</text:p>
            </text:list-item>
          </text:list>
        </text:list-item>
        <text:list-item>
          <text:p text:style-name="P3">چاپ اطلاعات دانشجو</text:p>
        </text:list-item>
      </text:list>
      <text:p text:style-name="P6">از جمله کاربری‌هایی که نوشته نشده:</text:p>
      <text:list xml:id="list40048786815173367" text:style-name="L2">
        <text:list-item>
          <text:p text:style-name="P7">منو های مربوط به استادان (مثلاً دادن نمره به دانشجویان)</text:p>
        </text:list-item>
        <text:list-item>
          <text:p text:style-name="P8">تعمیم برنامه به چندین ترم. در حال حاضر تنها برای یک ترم کار میکند. البته تعمیم دادن آن به سادگی قابل انجام است ولی تصمیم گرفتم غیر ضروری است.</text:p>
        </text:list-item>
        <text:list-item>
          <text:p text:style-name="P9">ساعات کلاس‌ها و امتحان ها</text:p>
        </text:list-item>
        <text:list-item>
          <text:p text:style-name="P9">جلوگیری از دو بار برداشتن یک درس و …</text:p>
        </text:list-item>
      </text:list>
      <text:p text:style-name="P10"/>
      <text:p text:style-name="P13">کلاس ها:</text:p>
      <text:p text:style-name="P11">درس:</text:p>
      <text:p text:style-name="P14">صفات:</text:p>
      <text:p text:style-name="P17">نام</text:p>
      <text:p text:style-name="P17">نام استاد</text:p>
      <text:p text:style-name="P17">تعداد واحد</text:p>
      <text:p text:style-name="P17">نمره</text:p>
      <text:p text:style-name="P17">تئوری یا عملی</text:p>
      <text:p text:style-name="P14">متد ها:</text:p>
      <text:p text:style-name="P17"><text:span text:style-name="T1">متد های </text:span>ست کردن و گرفتن صفات</text:p>
      <text:p text:style-name="P17">گرفتن نمره وزنی درس (نمره ضرب در تعداد واحد)</text:p>
      <text:p text:style-name="P17">محاسبه هزینه کلاس با توجه به تعداد واحد و عملی یا تئوری بودن آن</text:p>
      <text:p text:style-name="P17"/>
      <text:p text:style-name="P20">دانشجو:</text:p>
      <text:p text:style-name="P14">صفات:</text:p>
      <text:p text:style-name="P17">نام</text:p>
      <text:p text:style-name="P17">شماره دانشجویی</text:p>
      <text:p text:style-name="P17">تعداد درس‌های برداشته شده</text:p>
      <text:p text:style-name="P17">تراز مالی</text:p>
      <text:p text:style-name="P17">آرایه ای از درس‌های برداشته شده</text:p>
      <text:p text:style-name="P15">متد ها:</text:p>
      <text:p text:style-name="P18">متد های ست کردن و گرفتن صفات</text:p>
      <text:p text:style-name="P18">اضافه کردن درس با گرفتن شی آن</text:p>
      <text:p text:style-name="P18">حذف درس با گرفتن شماره اندیس آن در آرایه</text:p>
      <text:p text:style-name="P18">گرفتن معدل</text:p>
      <text:p text:style-name="P21"/>
      <text:p text:style-name="P21">دروس ارائه شده:</text:p>
      <text:p text:style-name="P15">این کلاس فقط برای نگهداری و نمایش اطلاعات درست شده. جایگزین یک پایگاه داده.</text:p>
      <text:p text:style-name="P15">صفات:</text:p>
      <text:p text:style-name="P18">آرایه ای از جنس کلاس درس برای نگهداری لیست دروس نگهداری شده</text:p>
      <text:p text:style-name="P19">عدد صحیح برای نگه داشتن سایز آرایه</text:p>
      <text:p text:style-name="P16">متد ها:</text:p>
      <text:p text:style-name="P19">کانستراکتور مقادیر را برای آرایه ست میکند</text:p>
      <text:p text:style-name="P19">لیست کردن تمام درس‌ها</text:p>
      <text:p text:style-name="P19">گرفتن درس با استفاده از کد درس</text:p>
      <text:p text:style-name="P21"/>
      <text:p text:style-name="P21">سایت:</text:p>
      <text:p text:style-name="P15">صفات:</text:p>
      <text:p text:style-name="P18">دانشجویی که وارد سایت شده (از جنس کلاس دانشجو)</text:p>
      <text:p text:style-name="P18">لیست دروس ارائه شده (از جنس کلاس دروس ارائه شده)</text:p>
      <text:p text:style-name="P15">متد ها:</text:p>
      <text:p text:style-name="P18">منوی اصلی</text:p>
      <text:p text:style-name="P18">منوی مربوط به حذف و اضافه درس‌ها</text:p>
      <text:p text:style-name="P18">چاپ کارنامه/دروس برداشته شده</text:p>
      <text:p text:style-name="P18">چاپ اطلاعات دانشجو</text:p>
      <text:p text:style-name="P18">اضافه کردن درس</text:p>
      <text:p text:style-name="P18">حذف در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RCompset" svg:font-family="IRCompse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9:28:52.126470760</meta:creation-date>
    <dc:date>2015-01-19T11:26:42.103777715</dc:date>
    <meta:editing-duration>PT1H48M38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3" meta:paragraph-count="70" meta:word-count="384" meta:character-count="1831" meta:non-whitespace-character-count="1532"/>
  </office:meta>
</office:document-meta>
</file>